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ize="12pt"/>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solid" style:text-underline-width="auto" style:text-underline-color="font-color" fo:font-weight="bold"/>
    </style:style>
    <style:style style:name="P4" style:family="paragraph" style:parent-style-name="Text_20_body" style:list-style-name="L1">
      <style:paragraph-properties fo:margin-top="0in" fo:margin-bottom="0.0835in"/>
    </style:style>
    <style:style style:name="P5" style:family="paragraph" style:parent-style-name="Text_20_body" style:list-style-name="L1">
      <style:paragraph-properties fo:margin-top="0in" fo:margin-bottom="0.0835in"/>
    </style:style>
    <style:style style:name="P6" style:family="paragraph" style:parent-style-name="Text_20_body" style:list-style-name="L2">
      <style:paragraph-properties fo:margin-top="0in" fo:margin-bottom="0.0835in"/>
    </style:style>
    <style:style style:name="P7" style:family="paragraph" style:parent-style-name="Text_20_body" style:list-style-name="L2">
      <style:paragraph-properties fo:margin-top="0in" fo:margin-bottom="0.0835in"/>
    </style:style>
    <style:style style:name="P8" style:family="paragraph" style:parent-style-name="Text_20_body" style:list-style-name="L2">
      <style:paragraph-properties fo:margin-top="0in" fo:margin-bottom="0.0835in"/>
    </style:style>
    <style:style style:name="P9" style:family="paragraph" style:parent-style-name="Text_20_body" style:list-style-name="L2">
      <style:paragraph-properties fo:margin-top="0in" fo:margin-bottom="0.0835in"/>
    </style:style>
    <style:style style:name="P10" style:family="paragraph" style:parent-style-name="Text_20_body" style:list-style-name="L2">
      <style:paragraph-properties fo:margin-top="0in" fo:margin-bottom="0.0835in"/>
    </style:style>
    <style:style style:name="P11" style:family="paragraph" style:parent-style-name="Text_20_body" style:list-style-name="L2">
      <style:paragraph-properties fo:margin-top="0in" fo:margin-bottom="0.0835in"/>
    </style:style>
    <style:style style:name="P12" style:family="paragraph" style:parent-style-name="Text_20_body" style:list-style-name="L2">
      <style:paragraph-properties fo:margin-top="0in" fo:margin-bottom="0.0835in"/>
    </style:style>
    <style:style style:name="P13" style:family="paragraph" style:parent-style-name="Text_20_body" style:list-style-name="L2">
      <style:paragraph-properties fo:margin-top="0in" fo:margin-bottom="0.0835in"/>
    </style:style>
    <style:style style:name="P14" style:family="paragraph" style:parent-style-name="Text_20_body" style:list-style-name="L2">
      <style:paragraph-properties fo:margin-top="0in" fo:margin-bottom="0.0835in"/>
      <style:text-properties fo:font-weight="bold"/>
    </style:style>
    <style:style style:name="P15" style:family="paragraph" style:parent-style-name="Text_20_body" style:list-style-name="L2">
      <style:paragraph-properties fo:margin-top="0in" fo:margin-bottom="0.0835in"/>
      <style:text-properties fo:font-weight="bold"/>
    </style:style>
    <style:style style:name="P16" style:family="paragraph" style:parent-style-name="Text_20_body" style:list-style-name="L5">
      <style:paragraph-properties fo:margin-top="0in" fo:margin-bottom="0.0835in"/>
      <style:text-properties fo:font-weight="bold"/>
    </style:style>
    <style:style style:name="P17" style:family="paragraph" style:parent-style-name="Text_20_body" style:list-style-name="L2">
      <style:paragraph-properties fo:margin-top="0in" fo:margin-bottom="0.0835in"/>
    </style:style>
    <style:style style:name="P18" style:family="paragraph" style:parent-style-name="Text_20_body" style:list-style-name="L2">
      <style:paragraph-properties fo:margin-top="0in" fo:margin-bottom="0.0835in"/>
    </style:style>
    <style:style style:name="P19" style:family="paragraph" style:parent-style-name="Text_20_body" style:list-style-name="L2">
      <style:paragraph-properties fo:margin-top="0in" fo:margin-bottom="0.0835in"/>
    </style:style>
    <style:style style:name="P20" style:family="paragraph" style:parent-style-name="Text_20_body" style:list-style-name="L2">
      <style:paragraph-properties fo:margin-top="0in" fo:margin-bottom="0.0835in"/>
    </style:style>
    <style:style style:name="P21" style:family="paragraph" style:parent-style-name="Text_20_body" style:list-style-name="L3">
      <style:paragraph-properties fo:margin-top="0in" fo:margin-bottom="0.0835in"/>
    </style:style>
    <style:style style:name="P22" style:family="paragraph" style:parent-style-name="Text_20_body" style:list-style-name="L3">
      <style:paragraph-properties fo:margin-top="0in" fo:margin-bottom="0.0835in"/>
    </style:style>
    <style:style style:name="P23" style:family="paragraph" style:parent-style-name="Text_20_body" style:list-style-name="L3">
      <style:paragraph-properties fo:margin-top="0in" fo:margin-bottom="0.0835in"/>
    </style:style>
    <style:style style:name="P24" style:family="paragraph" style:parent-style-name="Text_20_body" style:list-style-name="L3">
      <style:paragraph-properties fo:margin-top="0in" fo:margin-bottom="0.0835in"/>
    </style:style>
    <style:style style:name="P25" style:family="paragraph" style:parent-style-name="Text_20_body" style:list-style-name="L3">
      <style:paragraph-properties fo:margin-top="0in" fo:margin-bottom="0.0835in"/>
    </style:style>
    <style:style style:name="P26" style:family="paragraph" style:parent-style-name="Text_20_body" style:list-style-name="L3">
      <style:paragraph-properties fo:margin-top="0in" fo:margin-bottom="0.0835in"/>
    </style:style>
    <style:style style:name="P27" style:family="paragraph" style:parent-style-name="Text_20_body" style:list-style-name="L4">
      <style:paragraph-properties fo:margin-top="0in" fo:margin-bottom="0.0835in"/>
    </style:style>
    <style:style style:name="P28" style:family="paragraph" style:parent-style-name="Text_20_body" style:list-style-name="L4">
      <style:paragraph-properties fo:margin-top="0in" fo:margin-bottom="0.0835in"/>
    </style:style>
    <style:style style:name="P29" style:family="paragraph" style:parent-style-name="Text_20_body" style:list-style-name="L4">
      <style:paragraph-properties fo:margin-top="0in" fo:margin-bottom="0.0835in"/>
    </style:style>
    <style:style style:name="P30" style:family="paragraph" style:parent-style-name="Text_20_body" style:list-style-name="L4">
      <style:paragraph-properties fo:margin-top="0in" fo:margin-bottom="0.0835in"/>
    </style:style>
    <style:style style:name="P31" style:family="paragraph" style:parent-style-name="Text_20_body" style:list-style-name="L4">
      <style:paragraph-properties fo:margin-top="0in" fo:margin-bottom="0.0835in"/>
    </style:style>
    <style:style style:name="P32" style:family="paragraph" style:parent-style-name="Text_20_body" style:list-style-name="L4">
      <style:paragraph-properties fo:margin-top="0in" fo:margin-bottom="0.0835in"/>
    </style:style>
    <style:style style:name="P33" style:family="paragraph" style:parent-style-name="Text_20_body" style:list-style-name="L5">
      <style:paragraph-properties fo:margin-top="0in" fo:margin-bottom="0.0835in"/>
    </style:style>
    <style:style style:name="P34" style:family="paragraph" style:parent-style-name="Text_20_body" style:list-style-name="L5">
      <style:paragraph-properties fo:margin-top="0in" fo:margin-bottom="0.0835in"/>
    </style:style>
    <style:style style:name="P35" style:family="paragraph" style:parent-style-name="Text_20_body" style:list-style-name="L5">
      <style:paragraph-properties fo:margin-top="0in" fo:margin-bottom="0.0835in"/>
    </style:style>
    <style:style style:name="P36" style:family="paragraph" style:parent-style-name="Text_20_body">
      <style:paragraph-properties fo:margin-left="0.25in" fo:margin-right="0in" fo:text-indent="0in" style:auto-text-indent="false"/>
    </style:style>
    <style:style style:name="T1" style:family="text">
      <style:text-properties fo:font-style="italic"/>
    </style:style>
    <style:style style:name="T2" style:family="text">
      <style:text-properties fo:font-weight="bold"/>
    </style:style>
    <style:style style:name="T3" style:family="text">
      <style:text-properties style:text-underline-style="solid" style:text-underline-width="auto" style:text-underline-color="font-color" fo:font-weight="bol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arce, D. and E. Barbier. <text:span text:style-name="T1">Blueprint for a Sustainable Economy. </text:span>Chapter 5 “Measuring Sustainable Development: Ecological Approaches”</text:p>
      <text:p text:style-name="Text_20_body"> </text:p>
      <text:h text:style-name="Heading_20_3" text:outline-level="3" text:is-list-header="true">Introduction</text:h>
      <text:list text:style-name="L1">
        <text:list-item>
          <text:p text:style-name="P4"><text:span text:style-name="T2">Focus on those ecological approaches that relate to the ability of the environment to sustain essential ecological resources and functions, i.e., critical natural capital.</text:span> </text:p>
        </text:list-item>
        <text:list-item>
          <text:p text:style-name="P4"><text:span text:style-name="T2">Since there may be limits on the ability of other forms of capital to substitute for critical natural capital, such approaches could signal the potential loss in irreplaceable natural environmental resources.</text:span> </text:p>
        </text:list-item>
      </text:list>
      <text:p text:style-name="P36"><office:annotation><dc:date>2011-02-23T00:00:00</dc:date><text:p>&lt;!--[if !supportEmptyParas]--&gt;</text:p></office:annotation> <office:annotation><dc:date>2011-02-23T00:00:00</dc:date><text:p>&lt;!--[endif]--&gt;</text:p></office:annotation></text:p>
      <text:p text:style-name="Text_20_body">Biodiversity Indicators</text:p>
      <text:list text:style-name="L2">
        <text:list-item>
          <text:p text:style-name="P6"><text:span text:style-name="T2">Biological diversity refers to the range of variation or differences in living organisms and their environments.</text:span> </text:p>
        </text:list-item>
        <text:list-item>
          <text:p text:style-name="P6"><text:span text:style-name="T2">Reasons why ecology focuses on biological diversity</text:span> </text:p>
          <text:list>
            <text:list-item>
              <text:p text:style-name="P6"><text:span text:style-name="T2">Spatial and temporal variation still holds the fascination of ecologists</text:span> </text:p>
            </text:list-item>
            <text:list-item>
              <text:p text:style-name="P6"><text:span text:style-name="T2">Measures of diversity have come to be viewed as indicators of ecological well being.</text:span> </text:p>
            </text:list-item>
            <text:list-item>
              <text:p text:style-name="P6"><text:span text:style-name="T2">Considerable debate on definition and measurement of biodiversity</text:span> </text:p>
            </text:list-item>
          </text:list>
        </text:list-item>
        <text:list-item>
          <text:p text:style-name="P6"><text:span text:style-name="T2">If the objective is to measure the loss of species diversity, need measures for:</text:span> </text:p>
          <text:list>
            <text:list-item>
              <text:p text:style-name="P6"><text:span text:style-name="T2">Diversity of wild species and genetic diversity</text:span> </text:p>
            </text:list-item>
            <text:list-item>
              <text:p text:style-name="P6"><text:span text:style-name="T2">Diversity at community/habitat level</text:span> </text:p>
            </text:list-item>
            <text:list-item>
              <text:p text:style-name="P14">Diversity of domesticated species </text:p>
            </text:list-item>
          </text:list>
        </text:list-item>
        <text:list-item>
          <text:p text:style-name="P6"><text:span text:style-name="T2">Choice of indicators depends on the scale of decision making</text:span> </text:p>
        </text:list-item>
        <text:list-item>
          <text:p text:style-name="P6"><text:span text:style-name="T2">Weitzman argues we need a value of diversity function to make choices across different indicators comparable.</text:span> </text:p>
        </text:list-item>
        <text:list-item>
          <text:p text:style-name="P14">Most current biodiversity indicators emphasize certain characteristics, e.g., genetic attributes, relative abundance, and endangered status, but tell us very little about the ecological role of species.  </text:p>
        </text:list-item>
        <text:list-item>
          <text:p text:style-name="P6"><text:span text:style-name="T2">Conservationists have translated biodiversity conservation in terms of species richness.</text:span> </text:p>
        </text:list-item>
        <text:list-item>
          <text:p text:style-name="P6"><text:span text:style-name="T2">Economists have offered some tools to analyze biodiversity loss, such as Wantrup’s safe minimum standard, but there are serious problems in implementing it because of difficulties in the underlying biological science.</text:span> </text:p>
        </text:list-item>
      </text:list>
      <text:p text:style-name="P36"><office:annotation><dc:date>2011-02-23T00:00:00</dc:date><text:p>&lt;!--[if !supportEmptyParas]--&gt;</text:p></office:annotation> <office:annotation><dc:date>2011-02-23T00:00:00</dc:date><text:p>&lt;!--[endif]--&gt;</text:p></office:annotation></text:p>
      <text:p text:style-name="Text_20_body">Resilience as a Measure of the Sustainability of Ecosystems</text:p>
      <text:list text:style-name="L3">
        <text:list-item>
          <text:p text:style-name="P21"><text:span text:style-name="T2">Ecological resilience usually means the capacity of an ecosystem to recover from and </text:span><text:soft-page-break/><text:span text:style-name="T2">absorb external shocks and stresses, whether by natural, e.g., fire, or human forces, e.g., climate alteration.</text:span> </text:p>
        </text:list-item>
        <text:list-item>
          <text:p text:style-name="P21"><text:span text:style-name="T2">Traditional view was resilience in the context of efficiency of function, but other perspectives, e.g., Holling, focus on the amount of disturbance that can be sustained and absorbed before a change in system control or structure occurs.</text:span> </text:p>
        </text:list-item>
        <text:list-item>
          <text:p text:style-name="P21"><text:span text:style-name="T2">The latter view suggests there is no permanent or equilibrium state of an ecosystem, but a dynamic flux or cycle of ecological processes that control the functioning and structure of natural ecosystems.</text:span> </text:p>
        </text:list-item>
        <text:list-item>
          <text:p text:style-name="P21"><text:span text:style-name="T2">Thus a resilient ecosystem will be able to return to its normal dynamic processes of system control and functioning, but a fragile system will be unable to recover, and be transformed permanently.</text:span> </text:p>
        </text:list-item>
        <text:list-item>
          <text:p text:style-name="P21"><text:span text:style-name="T2">However, it is very difficult to construct a policy-relevant indicator of ecological resilience based on the concept advanced by Holling and others.</text:span> </text:p>
        </text:list-item>
        <text:list-item>
          <text:p text:style-name="P21"><text:span text:style-name="T2">Conway has analyzed agro-ecosystem resilience and sustainability.</text:span> </text:p>
        </text:list-item>
      </text:list>
      <text:p text:style-name="P2"><office:annotation><dc:date>2011-02-23T00:00:00</dc:date><text:p>&lt;!--[if !supportEmptyParas]--&gt;</text:p></office:annotation> <office:annotation><dc:date>2011-02-23T00:00:00</dc:date><text:p>&lt;!--[endif]--&gt;</text:p></office:annotation></text:p>
      <text:p text:style-name="P3">Ecological Carrying Capacity (CC)</text:p>
      <text:list text:style-name="L4">
        <text:list-item>
          <text:p text:style-name="P27"><text:span text:style-name="T2">CC defined in general as the maximum number (or density) of individuals of a species that an ecosystem will sustain.</text:span> </text:p>
        </text:list-item>
        <text:list-item>
          <text:p text:style-name="P27"><text:span text:style-name="T2">CC, or maximum size of a population, is widely used to determine growth rates for individual populations and communities in ecological models of population dynamics and in economic models of biological resource harvesting.</text:span> </text:p>
        </text:list-item>
        <text:list-item>
          <text:p text:style-name="P27"><text:span text:style-name="T2">CC has also been used to influence conservation policy objectives.</text:span> </text:p>
        </text:list-item>
        <text:list-item>
          <text:p text:style-name="P27"><text:span text:style-name="T2">Some ecologists maintain CC must be interpreted as the maximum rate of resource consumption and waste discharge that can be sustained indefinitely without progressively impairing the functional integrity and productivity of the relevant ecosystems.</text:span> </text:p>
        </text:list-item>
        <text:list-item>
          <text:p text:style-name="P27"><text:span text:style-name="T2">Ecological footprint studies have generally reached similar conclusions, namely that populations in developed regions and urban-based populations consume much more land, and thus have a greater ecological impact, than the </text:span><text:span text:style-name="T3">area that they inhabit.</text:span><text:span text:style-name="T2"> Thus, these populations must import (through trade) much more carrying capacity than they occupy.</text:span> </text:p>
        </text:list-item>
        <text:list-item>
          <text:p text:style-name="P27"><text:span text:style-name="T2">CC studies, perhaps because of their generality, have not offered key insights into sustainability issues.</text:span> </text:p>
        </text:list-item>
      </text:list>
      <text:p text:style-name="P36"><office:annotation><dc:date>2011-02-23T00:00:00</dc:date><text:p>&lt;!--[if !supportEmptyParas]--&gt;</text:p></office:annotation> <office:annotation><dc:date>2011-02-23T00:00:00</dc:date><text:p>&lt;!--[endif]--&gt;</text:p></office:annotation></text:p>
      <text:h text:style-name="Heading_20_4" text:outline-level="4" text:is-list-header="true">Conclusions  </text:h>
      <text:list text:style-name="L5">
        <text:list-item>
          <text:p text:style-name="P33"><text:span text:style-name="T2">Ecologists have developed several important indicators to reflect the ability of natural and human modified ecosystems to sustain human activity, such as for biodiversity, resilience and carry capacity.</text:span> </text:p>
        </text:list-item>
        <text:list-item>
          <text:p text:style-name="P33"><text:soft-page-break/><text:span text:style-name="T2">Stability and resilience are the closest to the ecological concept of sustainability.</text:span> </text:p>
        </text:list-item>
        <text:list-item>
          <text:p text:style-name="P33"><text:span text:style-name="T2">However, the concepts remain crude instruments for policy, as they routinely ignore the benefits and costs associated with conservation.</text:span> </text:p>
        </text:list-item>
        <text:list-item>
          <text:p text:style-name="P16">Ultimately, these ecological approaches may hold the key to resolving the issue of whether some forms of natural capital are essential for overall ecosystem functioning and thus human livelihoods and well-being, i.e., help identify the composition and stocks of critical natural capital to conserve under strong sustainability.  </text:p>
        </text:list-item>
      </text:list>
      <text:p text:style-name="P36"><office:annotation><dc:date>2011-02-23T00:00:00</dc:date><text:p>&lt;!--[if !supportEmptyParas]--&gt;</text:p></office:annotatio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DejaVu Sans" style:font-size-asian="12pt" style:font-weight-asian="bold" style:font-name-complex="DejaVu Sans" style:font-size-complex="12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2-23T09:43:43</meta:creation-date>
    <dc:date>2011-02-23T09:44:01</dc:date>
    <meta:editing-cycles>1</meta:editing-cycles>
    <meta:editing-duration>PT19S</meta:editing-duration>
    <meta:user-defined meta:name="Info 1"/>
    <meta:user-defined meta:name="Info 2"/>
    <meta:user-defined meta:name="Info 3"/>
    <meta:user-defined meta:name="Info 4"/>
    <meta:document-statistic meta:table-count="0" meta:image-count="0" meta:object-count="0" meta:page-count="3" meta:paragraph-count="44" meta:word-count="696" meta:character-count="4851"/>
  </office:meta>
</office:document-meta>
</file>